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ourier New" style:font-name-asian="Courier New" style:font-name-complex="Courier New" fo:font-size="9pt" style:font-size-asian="9pt" style:font-size-complex="9pt" style:font-family-generic="modern"/>
    </style:style>
    <style:style style:name="co1" style:family="table-column">
      <style:table-column-properties fo:break-before="auto" style:column-width="3.4925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SUMMA</text:p>
          </table:table-cell>
          <table:table-cell office:value-type="string" table:style-name="ce1">
            <text:p>Ответ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MBER_SYMBOLL</text:p>
          </table:table-cell>
          <table:table-cell office:value-type="string" table:style-name="ce1">
            <text:p>№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UDENT_NAME</text:p>
          </table:table-cell>
          <table:table-cell office:value-type="string" table:style-name="ce1">
            <text:p>ФИО студента ___________________________________________________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RUCTOR_NAME</text:p>
          </table:table-cell>
          <table:table-cell office:value-type="string" table:style-name="ce1">
            <text:p>ФИО инстуктора __________________________________________________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TACTS</text:p>
          </table:table-cell>
          <table:table-cell office:value-type="string" table:style-name="ce1">
            <text:p>Контакты инструктора ______________________________________________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EK</text:p>
          </table:table-cell>
          <table:table-cell office:value-type="string" table:style-name="ce1">
            <text:p>Неделя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_WEEK</text:p>
          </table:table-cell>
          <table:table-cell office:value-type="string" table:style-name="ce1">
            <text:p>-я неделя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Дата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SS_WORK</text:p>
          </table:table-cell>
          <table:table-cell office:value-type="string" table:style-name="ce1">
            <text:p>Классная работа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ME_WORK</text:p>
          </table:table-cell>
          <table:table-cell office:value-type="string" table:style-name="ce1">
            <text:p>Домашняя работа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MENTS</text:p>
          </table:table-cell>
          <table:table-cell office:value-type="string" table:style-name="ce1">
            <text:p>Замечания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GNS</text:p>
          </table:table-cell>
          <table:table-cell office:value-type="string" table:style-name="ce1">
            <text:p>Подписи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ENTS</text:p>
          </table:table-cell>
          <table:table-cell office:value-type="string" table:style-name="ce1">
            <text:p>Родители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RUCTOR</text:p>
          </table:table-cell>
          <table:table-cell office:value-type="string" table:style-name="ce1">
            <text:p>Инстуктор по курсу</text:p>
          </table:table-cell>
          <table:table-cell table:number-columns-repeated="16382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nis B. Kulikov, Xcoders</meta:initial-creator>
    <dc:creator>Denis B. Kulikov, Xcoders</dc:creator>
    <meta:creation-date>2016-11-01T09:32:16Z</meta:creation-date>
    <dc:date>2016-11-05T20:42:48Z</dc:date>
  </office:meta>
</office:document-meta>
</file>